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fb395" officeooo:paragraph-rsid="000fb395"/>
    </style:style>
    <style:style style:name="P2" style:family="paragraph" style:parent-style-name="Standard">
      <style:paragraph-properties fo:text-align="center" style:justify-single-word="false"/>
      <style:text-properties officeooo:rsid="000fb395" officeooo:paragraph-rsid="000fb395"/>
    </style:style>
    <style:style style:name="P3" style:family="paragraph" style:parent-style-name="Standard">
      <style:paragraph-properties fo:text-align="start" style:justify-single-word="false"/>
      <style:text-properties officeooo:rsid="000fb395" officeooo:paragraph-rsid="000fb395"/>
    </style:style>
    <style:style style:name="P4" style:family="paragraph" style:parent-style-name="Standard">
      <style:paragraph-properties fo:text-align="start" style:justify-single-word="false"/>
      <style:text-properties style:text-underline-style="none" fo:font-weight="normal" officeooo:rsid="000fb395" officeooo:paragraph-rsid="000fb395" style:font-weight-asian="normal"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bc420" style:font-weight-asian="normal" style:font-weight-complex="normal"/>
    </style:style>
    <style:style style:name="T4" style:family="text">
      <style:text-properties officeooo:rsid="0017a728"/>
    </style:style>
    <style:style style:name="T5" style:family="text">
      <style:text-properties officeooo:rsid="001bac19"/>
    </style:style>
    <style:style style:name="T6" style:family="text">
      <style:text-properties officeooo:rsid="001bc42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drew Fischer</text:p>
      <text:p text:style-name="P1">H595B584</text:p>
      <text:p text:style-name="P2">Individual Journal <text:span text:style-name="T4">02/</text:span><text:span text:style-name="T5">27/22</text:span></text:p>
      <text:p text:style-name="P2"/>
      <text:p text:style-name="P3"><text:tab/><text:span text:style-name="T6">These last two weeks were focused on learning more about api’s to connect the front end to the back end, and readying our project for the peer reviews that will be happening in the following weeks. The main things I focused on were figuring out the full crud api, thinking up some concepts on how to make the program more visually appealing, and doing research on turning a workbook into a working program so that our machine learning data can be put into the program. The solution we found allows us to now code our user interface in html and css, so I am looking to transfer to that to allow me more ease of creating the user interface the way I want it to be while allowing the machine learning data to run into it.</text:span></text:p>
      <text:p text:style-name="P3"/>
      <text:p text:style-name="P3"><text:tab/><text:span text:style-name="T1">What</text:span><text:span text:style-name="T2"> – </text:span><text:span text:style-name="T3">Learn about api’s to connect the front end to the back and and getting ready to make the new user interface in html/css.</text:span></text:p>
      <text:p text:style-name="P4"><text:tab/></text:p>
      <text:p text:style-name="P3"><text:span text:style-name="T2"><text:tab/></text:span><text:span text:style-name="T1">Why</text:span><text:span text:style-name="T2"> – </text:span><text:span text:style-name="T3">We found a way to connect the front end user interface to the back end machine learning, so I need to change my user interface to fit the needs of the method that was discovered for our problem.</text:span></text:p>
      <text:p text:style-name="P4"/>
      <text:p text:style-name="P3"><text:span text:style-name="T2"><text:tab/></text:span><text:span text:style-name="T1">How</text:span><text:span text:style-name="T2"> – </text:span><text:span text:style-name="T3">Create the front end using Flask which allows me to create the user interface in html/css and get it connected.</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2T19:02:50.102000000</meta:creation-date>
    <dc:date>2022-02-27T21:54:03.733000000</dc:date>
    <meta:editing-duration>PT1H29M25S</meta:editing-duration>
    <meta:editing-cycles>8</meta:editing-cycles>
    <meta:generator>LibreOffice/7.2.1.2$Windows_X86_64 LibreOffice_project/87b77fad49947c1441b67c559c339af8f3517e22</meta:generator>
    <meta:document-statistic meta:table-count="0" meta:image-count="0" meta:object-count="0" meta:page-count="1" meta:paragraph-count="8" meta:word-count="226" meta:character-count="1216" meta:non-whitespace-character-count="989"/>
  </office:meta>
</office:document-meta>
</file>